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F700000587B5CF868F.png"/>
  <manifest:file-entry manifest:media-type="image/png" manifest:full-path="Pictures/10000000000006850000037DA63BC8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602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4.551cm"/>
    </style:style>
    <style:style style:name="pr7" style:family="presentation" style:parent-style-name="Default-outline1">
      <style:graphic-properties fo:min-height="14.782cm"/>
    </style:style>
    <style:style style:name="pr8" style:family="presentation" style:parent-style-name="Default-outline1">
      <style:graphic-properties fo:min-height="19.963cm"/>
    </style:style>
    <style:style style:name="pr9" style:family="presentation" style:parent-style-name="Default-outline1">
      <style:graphic-properties fo:min-height="16.577cm"/>
    </style:style>
    <style:style style:name="pr10" style:family="presentation" style:parent-style-name="Default-outline1">
      <style:graphic-properties fo:min-height="15.551cm"/>
    </style:style>
    <style:style style:name="pr11" style:family="presentation" style:parent-style-name="Default-outline1">
      <style:graphic-properties draw:fill="bitmap" draw:fill-image-name="Bitmape_20_5" fo:min-height="14.196cm"/>
    </style:style>
    <style:style style:name="pr12" style:family="presentation" style:parent-style-name="Default-outline1">
      <style:graphic-properties fo:min-height="14.196cm"/>
    </style:style>
    <style:style style:name="pr13" style:family="presentation" style:parent-style-name="Default-outline1">
      <style:graphic-properties draw:fill="bitmap" draw:fill-image-name="Bitmape_20_4" fo:min-height="15cm"/>
    </style:style>
    <style:style style:name="pr14" style:family="presentation" style:parent-style-name="Default-outline1">
      <style:graphic-properties fo:min-height="15.051cm"/>
    </style:style>
    <style:style style:name="pr15" style:family="presentation" style:parent-style-name="Default-outline1">
      <style:graphic-properties fo:min-height="11.586cm"/>
    </style:style>
    <style:style style:name="pr16" style:family="presentation" style:parent-style-name="Default-outline1">
      <style:graphic-properties fo:min-height="11.841cm"/>
    </style:style>
    <style:style style:name="pr1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Bahnschrift" style:font-family-generic="swiss" style:font-pitch="variable" fo:font-weight="bold" style:font-weight-asian="bold" style:font-weight-complex="bold"/>
    </style:style>
    <style:style style:name="P3" style:family="paragraph">
      <style:text-properties fo:color="#ffffff" fo:font-family="'Bahnschrift Condensed'" style:font-family-generic="swiss" style:font-pitch="variable" fo:font-size="32pt"/>
    </style:style>
    <style:style style:name="P4" style:family="paragraph">
      <style:text-properties fo:color="#ffffff" fo:font-family="Bahnschrift" style:font-family-generic="swiss" style:font-pitch="variable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fo:font-family="Bahnschrift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Bahnschrift" style:font-family-generic="swiss" style:font-pitch="variable" fo:font-weight="bold" style:font-weight-asian="bold" style:font-weight-complex="bold"/>
    </style:style>
    <style:style style:name="T2" style:family="text">
      <style:text-properties fo:color="#ffffff" fo:font-family="'Bahnschrift Condensed'" style:font-family-generic="swiss" style:font-pitch="variable" fo:font-size="32pt"/>
    </style:style>
    <style:style style:name="T3" style:family="text">
      <style:text-properties fo:color="#ffffff"/>
    </style:style>
    <style:style style:name="T4" style:family="text">
      <style:text-properties fo:color="#ffffff" fo:font-family="Bahnschrift" style:font-family-generic="swiss" style:font-pitch="variable"/>
    </style:style>
    <style:style style:name="T5" style:family="text">
      <style:text-properties fo:color="#ffffff" fo:font-family="Bahnschrift" style:font-family-generic="swiss" style:font-pitch="variable" fo:font-size="24pt" style:font-size-asian="24pt" style:font-size-complex="24pt"/>
    </style:style>
    <style:style style:name="T6" style:family="text">
      <style:text-properties fo:color="#ffffff" fo:font-family="Bahnschrif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fo:font-family="'Bahnschrift Condensed'" style:font-family-generic="swiss" style:font-pitch="variable" fo:font-size="28pt" style:font-size-asian="28pt" style:font-size-complex="28pt"/>
    </style:style>
    <style:style style:name="T8" style:family="text">
      <style:text-properties fo:color="#ffffff" fo:font-family="Bahnschrift" style:font-family-generic="swiss" style:font-pitch="variable" fo:font-size="32pt" style:font-size-asian="32pt" style:font-size-complex="32pt"/>
    </style:style>
    <style:style style:name="T9" style:family="text">
      <style:text-properties fo:color="#ccff66" fo:font-family="Bahnschrift" style:font-family-generic="swiss" style:font-pitch="variable" fo:font-size="32pt" style:font-size-asian="32pt" style:font-size-complex="32pt"/>
    </style:style>
    <style:style style:name="T10" style:family="text">
      <style:text-properties fo:color="#ccff66" fo:font-family="'Bahnschrift Condensed'" style:font-family-generic="swiss" style:font-pitch="variable" fo:font-size="28pt" style:font-size-asian="28pt" style:font-size-complex="28pt"/>
    </style:style>
    <style:style style:name="T11" style:family="text">
      <style:text-properties fo:color="#ffffff" fo:font-family="Bahnschrift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ccff66" fo:font-family="Bahnschrift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cff66" fo:font-family="Bahnschrift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ffffff" fo:font-family="Bahnschrift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ffffff" fo:font-family="Bahnschrift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ffffff" fo:font-family="'Bahnschrift Condensed'" style:font-family-generic="swiss" style:font-pitch="variable"/>
    </style:style>
    <style:style style:name="T17" style:family="text">
      <style:text-properties fo:color="#ffffff" fo:font-family="Bahnschrift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ffff" fo:font-family="'Bahnschrift Condensed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ffffff" fo:font-family="Bahnschrift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602cm" svg:x="1.401cm" svg:y="2.898cm" presentation:class="title" presentation:user-transformed="true">
          <draw:text-box>
            <text:p text:style-name="P1"><text:span text:style-name="T1">A Transformer-based NER </text:span><text:span text:style-name="T1"><text:line-break/></text:span><text:span text:style-name="T1">on digitized journals</text:span></text:p>
          </draw:text-box>
        </draw:frame>
        <draw:frame presentation:style-name="pr2" draw:text-style-name="P3" draw:layer="layout" svg:width="25.199cm" svg:height="13.859cm" svg:x="1.5cm" svg:y="5.641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Cosim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search ques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"/></text:p>
                <text:p><text:span text:style-name="T3">H</text:span><text:span text:style-name="T4">ow <text:s/>would you approach Named Entity </text:span><text:span text:style-name="T4">Recognition (NER) on a selection of </text:span><text:span text:style-name="T4">newspapers from KBR’s (the Royal Library of </text:span><text:span text:style-name="T4">Belgium) newspaper collection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search ques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">H</text:span><text:span text:style-name="T4">ow you would approach Named Entity </text:span><text:span text:style-name="T4">Recognition (NER) on a selection of </text:span><text:span text:style-name="T4">newspapers from KBR’s (the Royal Library of </text:span><text:span text:style-name="T4">Belgium) newspaper collection?</text:span></text:p>
                <text:p><text:span text:style-name="T4"/></text:p>
                <text:p><text:span text:style-name="T5">Please propose a </text:span><text:span text:style-name="T6">workflow</text:span><text:span text:style-name="T5"> that details the </text:span><text:span text:style-name="T6">selection of the </text:span><text:span text:style-name="T6">corpora</text:span><text:span text:style-name="T5">, the </text:span><text:span text:style-name="T6">state of the documents</text:span><text:span text:style-name="T5">, the necessary </text:span><text:span text:style-name="T6">data </text:span><text:span text:style-name="T6">preparation</text:span><text:span text:style-name="T5">, the </text:span><text:span text:style-name="T6">analysis</text:span><text:span text:style-name="T5">, and </text:span><text:span text:style-name="T6">outputs</text:span><text:span text:style-name="T5">, etc…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Research question</text:span></text:p>
          </draw:text-box>
        </draw:frame>
        <draw:frame presentation:style-name="pr5" draw:layer="layout" svg:width="25.199cm" svg:height="13.859cm" svg:x="1.5cm" svg:y="6.141cm" presentation:class="outline" presentation:user-transformed="true">
          <draw:text-box>
            <text:list text:style-name="L2">
              <text:list-item>
                <text:p><text:span text:style-name="T4">Preliminary considerations</text:span></text:p>
              </text:list-item>
              <text:list-item>
                <text:p><text:span text:style-name="T4">Approach selection</text:span></text:p>
              </text:list-item>
              <text:list-item>
                <text:p><text:span text:style-name="T4">Model choice</text:span></text:p>
              </text:list-item>
              <text:list-item>
                <text:p><text:span text:style-name="T4">Documents selection</text:span></text:p>
              </text:list-item>
              <text:list-item>
                <text:p><text:span text:style-name="T4">Documents preprocessing</text:span></text:p>
              </text:list-item>
              <text:list-item>
                <text:p><text:span text:style-name="T4">Algorithm execution</text:span></text:p>
              </text:list-item>
              <text:list-item>
                <text:p><text:span text:style-name="T4">Final conside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Preliminary consideration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Journal articles present peculiarities </text:span><text:span text:style-name="T4">preventing a smooth data preparation, like for </text:span><text:span text:style-name="T4">instance the typical column-structur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Preliminary consideration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Journal articles present peculiarities </text:span><text:span text:style-name="T4">preventing a smooth data preparation, like for </text:span><text:span text:style-name="T4">instance the typical column-structure;</text:span></text:p>
              </text:list-item>
              <text:list-item>
                <text:p><text:span text:style-name="T4">The Named Entity Recognition, as knowledge-</text:span><text:span text:style-name="T4">based process, needs to be adjusted to the </text:span><text:span text:style-name="T4">wider research purpos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Preliminary considerations</text:span></text:p>
          </draw:text-box>
        </draw:frame>
        <draw:frame presentation:style-name="pr6" draw:layer="layout" svg:width="25.199cm" svg:height="14.551cm" svg:x="1.4cm" svg:y="4.914cm" presentation:class="outline" presentation:user-transformed="true">
          <draw:text-box>
            <text:list text:style-name="L2">
              <text:list-item>
                <text:p><text:span text:style-name="T4">Journal articles present peculiarities </text:span><text:span text:style-name="T4">preventing a smooth data preparation, like for </text:span><text:span text:style-name="T4">instance the typical column-structure;</text:span></text:p>
              </text:list-item>
              <text:list-item>
                <text:p><text:span text:style-name="T4">The Named Entity Recognition, as knowledge-</text:span><text:span text:style-name="T4">based process, needs to be adjusted to the </text:span><text:span text:style-name="T4">wider research purpose;</text:span></text:p>
              </text:list-item>
              <text:list-item>
                <text:p><text:span text:style-name="T4">The eventual importance of Information </text:span><text:span text:style-name="T4">Visualisation for the final User Experience may </text:span><text:span text:style-name="T4">compel us to consider calculation costs in our </text:span><text:span text:style-name="T4">model choic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7">Grammar/Rule-b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7">Grammar/Rule-based</text:span></text:p>
              </text:list-item>
              <text:list-item>
                <text:p><text:span text:style-name="T4">Machine le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7">Grammar/Rule-based</text:span></text:p>
              </text:list-item>
              <text:list-item>
                <text:p><text:span text:style-name="T4">Machine learning</text:span><text:span text:style-name="T4"><text:line-break/></text:span><text:span text:style-name="T7">SpaCy (Statistical method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7" draw:layer="layout" svg:width="25.199cm" svg:height="14.782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7">Grammar/Rule-based</text:span></text:p>
              </text:list-item>
              <text:list-item>
                <text:p><text:span text:style-name="T4">Machine learning</text:span><text:span text:style-name="T4"><text:line-break/></text:span><text:span text:style-name="T7">SpaCy (Statistical methods)</text:span></text:p>
              </text:list-item>
              <text:list-item>
                <text:p><text:span text:style-name="T8">Deep Learning</text:span><text:span text:style-name="T8"><text:line-break/></text:span><text:span text:style-name="T7">CamemBERT (Transformers)</text:span><text:span text:style-name="T7"><text:line-break/></text:span><text:span text:style-name="T7">SpaCy (Transformers)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7" draw:layer="layout" svg:width="25.199cm" svg:height="14.782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rute-force </text:span><text:span text:style-name="T4"><text:line-break/></text:span><text:span text:style-name="T7">Grammar/Rule-based</text:span></text:p>
              </text:list-item>
              <text:list-item>
                <text:p><text:span text:style-name="T4">Machine learning</text:span><text:span text:style-name="T4"><text:line-break/></text:span><text:span text:style-name="T7">SpaCy (Statistical methods)</text:span></text:p>
              </text:list-item>
              <text:list-item>
                <text:p><text:span text:style-name="T9">Deep Learning</text:span><text:span text:style-name="T9"><text:line-break/></text:span><text:span text:style-name="T10">CamemBERT (Transformers)</text:span><text:span text:style-name="T10"><text:line-break/></text:span><text:span text:style-name="T10">SpaCy (Transformers)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7" draw:layer="layout" svg:width="25.199cm" svg:height="14.782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11"/></text:p>
                <text:p><text:span text:style-name="T11">What are transformers?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Approach selection</text:span></text:p>
          </draw:text-box>
        </draw:frame>
        <draw:frame presentation:style-name="pr8" draw:layer="layout" svg:width="25.6cm" svg:height="19.963cm" svg:x="1.4cm" svg:y="4.914cm" presentation:class="outline" presentation:user-transformed="true">
          <draw:text-box>
            <text:list text:style-name="L2">
              <text:list-header>
                <text:p><text:span text:style-name="T12">What are transformers?</text:span><text:span text:style-name="T12"><text:line-break/></text:span><text:span text:style-name="T12"><text:line-break/></text:span><text:span text:style-name="T13">A Transformer is a deep learning model based on </text:span><text:span text:style-name="T13">attention, i.e. each part of the input data is weigthed </text:span><text:span text:style-name="T13">differently. </text:span><text:span text:style-name="T14">Unlike Recurrent Neural Networks, </text:span><text:span text:style-name="T14">transformers do not necessarily process the data in </text:span><text:span text:style-name="T14">sequencial order. The attention mechanism provides </text:span><text:span text:style-name="T14">context for any position in the input sequence. This </text:span><text:span text:style-name="T14">feature allows for more parallelization than RNNs and </text:span><text:span text:style-name="T14">therefore reduces training times.</text:span></text:p>
                <text:p><text:span text:style-name="T12"><text:line-break/></text:span><text:span text:style-name="T12"/></text:p>
                <text:p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Model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15">CamemBERT</text:span></text:p>
                <text:p><text:span text:style-name="T16">State-of-art performance (using BERT - Bidirectional Encoder </text:span><text:span text:style-name="T16">Representations from Transformers);</text:span><text:span text:style-name="T16"><text:line-break/></text:span><text:span text:style-name="T16">Exceptional results for small-sized data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Model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15">CamemBERT</text:span></text:p>
                <text:p><text:span text:style-name="T16">State-of-art performance (using BERT);</text:span><text:span text:style-name="T16"><text:line-break/></text:span><text:span text:style-name="T16">Exceptional results for small-sized data;</text:span></text:p>
              </text:list-item>
              <text:list-item>
                <text:p><text:span text:style-name="T4">Spa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Model selection</text:span></text:p>
          </draw:text-box>
        </draw:frame>
        <draw:frame presentation:style-name="pr9" draw:layer="layout" svg:width="25.199cm" svg:height="16.577cm" svg:x="1.4cm" svg:y="4.914cm" presentation:class="outline" presentation:user-transformed="true">
          <draw:text-box>
            <text:list text:style-name="L2">
              <text:list-item>
                <text:p><text:span text:style-name="T15">CamemBERT</text:span></text:p>
                <text:p><text:span text:style-name="T16">State-of-art performance (using BERT);</text:span><text:span text:style-name="T16"><text:line-break/></text:span><text:span text:style-name="T16">Exceptional results for small-sized data</text:span></text:p>
              </text:list-item>
              <text:list-item>
                <text:p><text:span text:style-name="T17">SpaCy</text:span><text:span text:style-name="T17"><text:line-break/></text:span><text:span text:style-name="T18"> Remarkable maintenance, user-friendliness and </text:span><text:span text:style-name="T18">documentation;</text:span><text:span text:style-name="T18"><text:line-break/></text:span><text:span text:style-name="T18">Lowest calculation costs;</text:span><text:span text:style-name="T18"><text:line-break/></text:span><text:span text:style-name="T18">Support of deep-learning workflow (such as BERT)</text:span></text:p>
                <text:p><text:span text:style-name="T17"><text:line-break/></text:span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Model selection</text:span></text:p>
          </draw:text-box>
        </draw:frame>
        <draw:frame presentation:style-name="pr9" draw:layer="layout" svg:width="25.199cm" svg:height="16.577cm" svg:x="1.4cm" svg:y="4.914cm" presentation:class="outline" presentation:user-transformed="true">
          <draw:text-box>
            <text:list text:style-name="L2">
              <text:list-item>
                <text:p><text:span text:style-name="T15">CamemBERT</text:span></text:p>
                <text:p><text:span text:style-name="T16">State-of-art performance (using BERT);</text:span><text:span text:style-name="T16"><text:line-break/></text:span><text:span text:style-name="T16">Exceptional results for small-sized data</text:span></text:p>
              </text:list-item>
              <text:list-item>
                <text:p><text:span text:style-name="T12">SpaCy</text:span><text:span text:style-name="T17"><text:line-break/></text:span><text:span text:style-name="T18"> Remarkable maintenance, user-friendliness and </text:span><text:span text:style-name="T18">documentation;</text:span><text:span text:style-name="T18"><text:line-break/></text:span><text:span text:style-name="T18">Lowest calculation costs;</text:span><text:span text:style-name="T18"><text:line-break/></text:span><text:span text:style-name="T18">Support of deep-learning workflow (such as BERT)</text:span></text:p>
                <text:p><text:span text:style-name="T17"><text:line-break/></text:span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<text:line-break/></text:span><text:span text:style-name="T4">After reviewing KBR-documents my choice for </text:span><text:span text:style-name="T4">this experiment fell on a text presenting </text:span><text:span text:style-name="T4">similar features: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After reviewing KBR-documents my choice for </text:span><text:span text:style-name="T4">this experiment fell on a text presenting </text:span><text:span text:style-name="T4">similar features: </text:span></text:p>
                <text:p><text:span text:style-name="T4"/></text:p>
              </text:list-header>
              <text:list-item>
                <text:p><text:span text:style-name="T4">Scanned (partially digitized, not yet machine-</text:span><text:span text:style-name="T4">readabl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sel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>After reviewing KBR-documents my choice for </text:span><text:span text:style-name="T4">this experiment fell on a text presenting </text:span><text:span text:style-name="T4">similar features: </text:span></text:p>
                <text:p><text:span text:style-name="T4"/></text:p>
              </text:list-header>
              <text:list-item>
                <text:p><text:span text:style-name="T4">Scanned (partially digitized, not yet machine-</text:span><text:span text:style-name="T4">readable);</text:span></text:p>
              </text:list-item>
              <text:list-item>
                <text:p><text:span text:style-name="T4">In French, Flemish or German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selection</text:span></text:p>
          </draw:text-box>
        </draw:frame>
        <draw:frame presentation:style-name="pr10" draw:layer="layout" svg:width="25.199cm" svg:height="15.551cm" svg:x="1.4cm" svg:y="4.914cm" presentation:class="outline" presentation:user-transformed="true">
          <draw:text-box>
            <text:list text:style-name="L2">
              <text:list-header>
                <text:p><text:span text:style-name="T4">After reviewing KBR-documents my choice for </text:span><text:span text:style-name="T4">this experiment fell on a text presenting </text:span><text:span text:style-name="T4">similar features: </text:span></text:p>
                <text:p><text:span text:style-name="T4"/></text:p>
              </text:list-header>
              <text:list-item>
                <text:p><text:span text:style-name="T4">Scanned (partially digitized, not yet machine-</text:span><text:span text:style-name="T4">readable);</text:span></text:p>
              </text:list-item>
              <text:list-item>
                <text:p><text:span text:style-name="T4">In French, Flemish or German;</text:span></text:p>
              </text:list-item>
              <text:list-item>
                <text:p><text:span text:style-name="T4">Presenting noise (pictures, particular fonts, </text:span><text:span text:style-name="T4">possible bilinguism);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4" draw:layer="layout" svg:width="25.199cm" svg:height="3.506cm" svg:x="1.4cm" svg:y="0.838cm" presentation:class="title" presentation:user-transformed="true">
          <draw:text-box>
            <text:p><text:span text:style-name="T1">Documents selection</text:span><text:span text:style-name="T1"><text:line-break/></text:span><text:span text:style-name="T6">KBR, JB527 - Gazette De Charleroi, 13-03-1910 - Ed.0 - 4</text:span></text:p>
          </draw:text-box>
        </draw:frame>
        <draw:frame presentation:style-name="pr11" draw:layer="layout" svg:width="22.5cm" svg:height="14.196cm" svg:x="3cm" svg:y="6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preprocessing</text:span></text:p>
          </draw:text-box>
        </draw:frame>
        <draw:frame presentation:style-name="pr12" draw:layer="layout" svg:width="25.6cm" svg:height="14.196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Goals:</text:span><text:span text:style-name="T4"><text:line-break/></text:span><text:span text:style-name="T4"/></text:p>
              </text:list-header>
              <text:list-item>
                <text:p><text:span text:style-name="T4">Obtaining a machine-readable document </text:span><text:span text:style-name="T4"><text:line-break/></text:span><text:span text:style-name="T4">(which is currently digitized, not yet </text:span><text:span text:style-name="T4">digitalised);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preprocessing</text:span></text:p>
          </draw:text-box>
        </draw:frame>
        <draw:frame presentation:style-name="pr12" draw:layer="layout" svg:width="25.6cm" svg:height="14.196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Goals:</text:span><text:span text:style-name="T4"><text:line-break/></text:span><text:span text:style-name="T4"/></text:p>
              </text:list-header>
              <text:list-item>
                <text:p><text:span text:style-name="T4">Obtaining a machine-readable document </text:span><text:span text:style-name="T4"><text:line-break/></text:span><text:span text:style-name="T4">(which is currently digitized, not yet </text:span><text:span text:style-name="T4">digitalised); </text:span></text:p>
              </text:list-item>
              <text:list-item>
                <text:p><text:span text:style-name="T4">Clean-up and correction of the output text file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preprocessing</text:span></text:p>
          </draw:text-box>
        </draw:frame>
        <draw:frame presentation:style-name="pr12" draw:layer="layout" svg:width="25.199cm" svg:height="14.196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Goals:</text:span></text:p>
                <text:p><text:span text:style-name="T4"/></text:p>
              </text:list-header>
              <text:list-item>
                <text:p><text:span text:style-name="T4">Obtaining a machine-readable document</text:span><text:span text:style-name="T4"><text:line-break/></text:span><text:span text:style-name="T7">Optical Character Recognition Tool (Free OCR)</text:span><text:span text:style-name="T16"> </text:span></text:p>
              </text:list-item>
              <text:list-item>
                <text:p><text:span text:style-name="T4">Clean-up and correction of the output text file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s preprocessing</text:span></text:p>
          </draw:text-box>
        </draw:frame>
        <draw:frame presentation:style-name="pr13" draw:layer="layout" svg:width="28cm" svg:height="15cm" svg:x="0cm" svg:y="4.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Document preprocessing</text:span></text:p>
          </draw:text-box>
        </draw:frame>
        <draw:frame presentation:style-name="pr14" draw:layer="layout" svg:width="25.199cm" svg:height="15.051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<text:line-break/></text:span><text:span text:style-name="T4">Given its size, the selected-document's clean-</text:span><text:span text:style-name="T4">up could be performed manually. </text:span></text:p>
                <text:p><text:span text:style-name="T4"><text:line-break/></text:span><text:span text:style-name="T4">For bigger corpora a better OCR is required, </text:span><text:span text:style-name="T4">whereas wrong words can be easily detected </text:span><text:span text:style-name="T4">and corrected by Transformers-based </text:span><text:span text:style-name="T4">algorithms as wel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Final considerations</text:span></text:p>
          </draw:text-box>
        </draw:frame>
        <draw:frame presentation:style-name="pr15" draw:layer="layout" svg:width="25.1cm" svg:height="11.586cm" svg:x="1.4cm" svg:y="4.914cm" presentation:class="outline" presentation:user-transformed="true">
          <draw:text-box>
            <text:list text:style-name="L2">
              <text:list-header>
                <text:p><text:span text:style-name="T4">My explorative approach won’t represent the </text:span><text:span text:style-name="T4">best solution for a real project, which could </text:span><text:span text:style-name="T4">present: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Final considerations</text:span></text:p>
          </draw:text-box>
        </draw:frame>
        <draw:frame presentation:style-name="pr15" draw:layer="layout" svg:width="25.1cm" svg:height="11.586cm" svg:x="1.4cm" svg:y="4.914cm" presentation:class="outline" presentation:user-transformed="true">
          <draw:text-box>
            <text:list text:style-name="L2">
              <text:list-header>
                <text:p><text:span text:style-name="T4">My explorative approach won’t represent the </text:span><text:span text:style-name="T4">best solution for a real project, which could </text:span><text:span text:style-name="T4">present:</text:span><text:span text:style-name="T4"><text:line-break/></text:span><text:span text:style-name="T4"/></text:p>
              </text:list-header>
              <text:list-item>
                <text:p><text:span text:style-name="T4">Specific entity types that are not included in </text:span><text:span text:style-name="T4">the available package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Final considerations</text:span></text:p>
          </draw:text-box>
        </draw:frame>
        <draw:frame presentation:style-name="pr16" draw:layer="layout" svg:width="25.1cm" svg:height="11.841cm" svg:x="1.4cm" svg:y="4.914cm" presentation:class="outline" presentation:user-transformed="true">
          <draw:text-box>
            <text:list text:style-name="L2">
              <text:list-header>
                <text:p><text:span text:style-name="T4">My explorative approach won’t represent the </text:span><text:span text:style-name="T4">best solution for a real project, which could </text:span><text:span text:style-name="T4">present:</text:span><text:span text:style-name="T4"><text:line-break/></text:span><text:span text:style-name="T4"/></text:p>
              </text:list-header>
              <text:list-item>
                <text:p><text:span text:style-name="T4">Specific entity types that are not included in </text:span><text:span text:style-name="T4">the available packages;</text:span></text:p>
              </text:list-item>
              <text:list-item>
                <text:p><text:span text:style-name="T4">Specific kinds of text differing from the ones </text:span><text:span text:style-name="T4">Py-packages models are trained on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Final considerations</text:span></text:p>
          </draw:text-box>
        </draw:frame>
        <draw:frame presentation:style-name="pr14" draw:layer="layout" svg:width="25.1cm" svg:height="15.051cm" svg:x="1.4cm" svg:y="4.914cm" presentation:class="outline" presentation:user-transformed="true">
          <draw:text-box>
            <text:list text:style-name="L2">
              <text:list-header>
                <text:p><text:span text:style-name="T4">My explorative approach won’t represent the </text:span><text:span text:style-name="T4">best solution for a real project, which could </text:span><text:span text:style-name="T4">present:</text:span><text:span text:style-name="T4"><text:line-break/></text:span><text:span text:style-name="T4"/></text:p>
              </text:list-header>
              <text:list-item>
                <text:p><text:span text:style-name="T4">Specific entity types that are not included in </text:span><text:span text:style-name="T4">the available packages;</text:span></text:p>
              </text:list-item>
              <text:list-item>
                <text:p><text:span text:style-name="T4">Specific kinds of text differing from the ones </text:span><text:span text:style-name="T4">Py-packages models are trained on;</text:span></text:p>
              </text:list-item>
              <text:list-item>
                <text:p><text:span text:style-name="T4">Particular requirements (e.g. Accuracy may be </text:span><text:span text:style-name="T4">weighted according to need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9"><text:line-break/></text:span><text:span text:style-name="T19"><text:line-break/></text:span><text:span text:style-name="T19"><text:line-break/></text:span><text:span text:style-name="T19">Thank you for the atten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4" draw:display-name="Bitmape 4" xlink:href="Pictures/10000201000008F700000587B5CF868F.png" xlink:type="simple" xlink:show="embed" xlink:actuate="onLoad"/>
    <draw:fill-image draw:name="Bitmape_20_5" draw:display-name="Bitmape 5" xlink:href="Pictures/10000000000006850000037DA63BC895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9H7M8S</meta:editing-duration>
    <meta:editing-cycles>61</meta:editing-cycles>
    <meta:generator>OpenOffice/4.1.7$Win32 OpenOffice.org_project/417m1$Build-9800</meta:generator>
    <dc:date>2021-07-12T22:16:37.70</dc:date>
    <meta:document-statistic meta:object-count="157"/>
  </office:meta>
</office:document-meta>
</file>